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 Black" svg:font-family="'Arial Black'" style:font-pitch="variable"/>
    <style:font-face style:name="Garuda" svg:font-family="Garuda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3465a4" style:font-name="Arial Black" fo:font-size="40pt" fo:font-weight="bold" officeooo:rsid="0004d335" officeooo:paragraph-rsid="0004d335" style:font-size-asian="40pt" style:font-weight-asian="bold" style:font-size-complex="40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3465a4" style:font-name="Arial Black" fo:font-size="40pt" fo:font-weight="bold" officeooo:rsid="0004d335" officeooo:paragraph-rsid="000cb2bf" style:font-size-asian="40pt" style:font-weight-asian="bold" style:font-size-complex="40pt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3465a4" style:font-name="Arial Black" fo:font-size="40pt" fo:font-weight="bold" officeooo:rsid="0004d335" officeooo:paragraph-rsid="000e8437" style:font-size-asian="40pt" style:font-weight-asian="bold" style:font-size-complex="40pt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3465a4" style:font-name="Arial Black" fo:font-size="16pt" fo:font-weight="bold" officeooo:rsid="0004d335" officeooo:paragraph-rsid="000cb2bf" style:font-size-asian="14pt" style:font-weight-asian="bold" style:font-size-complex="16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3465a4" style:font-name="Arial Black" fo:font-size="18pt" fo:font-weight="bold" officeooo:rsid="0004d335" officeooo:paragraph-rsid="0004d335" style:font-size-asian="15.75pt" style:font-weight-asian="bold" style:font-size-complex="18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3465a4" style:font-name="Arial Black" fo:font-size="18pt" fo:font-weight="bold" officeooo:rsid="0004d335" officeooo:paragraph-rsid="000e8437" style:font-size-asian="15.75pt" style:font-weight-asian="bold" style:font-size-complex="18pt" style:font-weight-complex="bold"/>
    </style:style>
    <style:style style:name="P7" style:family="paragraph" style:parent-style-name="Standard" style:list-style-name="L2">
      <style:paragraph-properties fo:text-align="start" style:justify-single-word="false"/>
      <style:text-properties officeooo:paragraph-rsid="0008851b"/>
    </style:style>
    <style:style style:name="P8" style:family="paragraph" style:parent-style-name="Standard" style:list-style-name="L3">
      <style:paragraph-properties fo:text-align="start" style:justify-single-word="false"/>
      <style:text-properties officeooo:paragraph-rsid="000cb2bf"/>
    </style:style>
    <style:style style:name="P9" style:family="paragraph" style:parent-style-name="Standard" style:list-style-name="L3">
      <style:paragraph-properties fo:text-align="start" style:justify-single-word="false"/>
      <style:text-properties officeooo:paragraph-rsid="000e8437"/>
    </style:style>
    <style:style style:name="P10" style:family="paragraph" style:parent-style-name="Standard" style:list-style-name="L4">
      <style:paragraph-properties fo:text-align="start" style:justify-single-word="false"/>
      <style:text-properties officeooo:paragraph-rsid="000e8437"/>
    </style:style>
    <style:style style:name="P11" style:family="paragraph" style:parent-style-name="Standard">
      <style:text-properties fo:color="#333333" style:font-name="Arial" officeooo:rsid="0004d335" officeooo:paragraph-rsid="0004d335"/>
    </style:style>
    <style:style style:name="P12" style:family="paragraph" style:parent-style-name="Standard" style:list-style-name="L1">
      <style:paragraph-properties fo:text-align="start" style:justify-single-word="false"/>
      <style:text-properties fo:color="#333333" style:font-name="Arial" officeooo:rsid="0004d335" officeooo:paragraph-rsid="0004d335"/>
    </style:style>
    <style:style style:name="P13" style:family="paragraph" style:parent-style-name="Standard" style:list-style-name="L1">
      <style:paragraph-properties fo:text-align="start" style:justify-single-word="false"/>
      <style:text-properties fo:color="#333333" style:font-name="Arial" officeooo:rsid="0004d335" officeooo:paragraph-rsid="000decfc"/>
    </style:style>
    <style:style style:name="P14" style:family="paragraph" style:parent-style-name="Standard" style:list-style-name="L1">
      <style:paragraph-properties fo:text-align="start" style:justify-single-word="false"/>
      <style:text-properties fo:color="#333333" style:font-name="Arial" officeooo:rsid="0004d335" officeooo:paragraph-rsid="000e8437"/>
    </style:style>
    <style:style style:name="P15" style:family="paragraph" style:parent-style-name="Standard">
      <style:text-properties fo:color="#333333" style:font-name="Arial" officeooo:rsid="0004d335" officeooo:paragraph-rsid="000cb2bf"/>
    </style:style>
    <style:style style:name="P16" style:family="paragraph" style:parent-style-name="Standard">
      <style:text-properties fo:color="#333333" style:font-name="Arial" officeooo:rsid="0004d335" officeooo:paragraph-rsid="000e8437"/>
    </style:style>
    <style:style style:name="P17" style:family="paragraph" style:parent-style-name="Standard">
      <style:paragraph-properties fo:text-align="center" style:justify-single-word="false"/>
      <style:text-properties fo:color="#333333" style:font-name="Arial" fo:font-size="18pt" officeooo:rsid="0004d335" officeooo:paragraph-rsid="000566c8" style:font-size-asian="18pt" style:font-size-complex="18pt"/>
    </style:style>
    <style:style style:name="P18" style:family="paragraph" style:parent-style-name="Standard">
      <style:paragraph-properties fo:text-align="center" style:justify-single-word="false"/>
      <style:text-properties fo:color="#333333" style:font-name="Arial" fo:font-size="18pt" officeooo:rsid="0004d335" officeooo:paragraph-rsid="000cb2bf" style:font-size-asian="18pt" style:font-size-complex="18pt"/>
    </style:style>
    <style:style style:name="P19" style:family="paragraph" style:parent-style-name="Standard">
      <style:paragraph-properties fo:text-align="center" style:justify-single-word="false"/>
      <style:text-properties fo:color="#333333" style:font-name="Arial" fo:font-size="18pt" officeooo:rsid="0004d335" officeooo:paragraph-rsid="000e8437" style:font-size-asian="18pt" style:font-size-complex="18pt"/>
    </style:style>
    <style:style style:name="P20" style:family="paragraph" style:parent-style-name="Standard">
      <style:paragraph-properties fo:text-align="center" style:justify-single-word="false"/>
      <style:text-properties fo:color="#333333" style:font-name="Arial" fo:font-size="18pt" officeooo:rsid="000e7a5d" officeooo:paragraph-rsid="000e7a5d" style:font-size-asian="18pt" style:font-size-complex="18pt"/>
    </style:style>
    <style:style style:name="P21" style:family="paragraph" style:parent-style-name="Standard">
      <style:paragraph-properties fo:text-align="center" style:justify-single-word="false"/>
      <style:text-properties fo:color="#333333" style:font-name="Arial" fo:font-size="18pt" officeooo:rsid="000e8437" officeooo:paragraph-rsid="000e8437" style:font-size-asian="18pt" style:font-size-complex="18pt"/>
    </style:style>
    <style:style style:name="P22" style:family="paragraph" style:parent-style-name="Standard" style:list-style-name="L2">
      <style:paragraph-properties fo:text-align="start" style:justify-single-word="false"/>
      <style:text-properties fo:color="#333333" style:font-name="Arial" officeooo:paragraph-rsid="000566c8"/>
    </style:style>
    <style:style style:name="P23" style:family="paragraph" style:parent-style-name="Standard" style:list-style-name="L3">
      <style:paragraph-properties fo:text-align="start" style:justify-single-word="false"/>
      <style:text-properties fo:color="#333333" style:font-name="Arial" officeooo:paragraph-rsid="000cb2bf"/>
    </style:style>
    <style:style style:name="P24" style:family="paragraph" style:parent-style-name="Standard" style:list-style-name="L4">
      <style:paragraph-properties fo:text-align="start" style:justify-single-word="false"/>
      <style:text-properties fo:color="#333333" style:font-name="Arial" officeooo:paragraph-rsid="000e8437"/>
    </style:style>
    <style:style style:name="P25" style:family="paragraph" style:parent-style-name="Standard" style:list-style-name="L1">
      <style:paragraph-properties fo:text-align="start" style:justify-single-word="false"/>
      <style:text-properties fo:color="#333333" style:font-name="Arial" fo:font-weight="bold" officeooo:rsid="0004d335" officeooo:paragraph-rsid="0004d335" style:font-weight-asian="bold" style:font-weight-complex="bold"/>
    </style:style>
    <style:style style:name="P26" style:family="paragraph" style:parent-style-name="Standard" style:list-style-name="L1">
      <style:paragraph-properties fo:text-align="start" style:justify-single-word="false"/>
      <style:text-properties fo:color="#333333" style:font-name="Arial" fo:font-weight="bold" officeooo:rsid="0004d335" officeooo:paragraph-rsid="000cb2bf" style:font-weight-asian="bold" style:font-weight-complex="bold"/>
    </style:style>
    <style:style style:name="P27" style:family="paragraph" style:parent-style-name="Standard" style:list-style-name="L1">
      <style:paragraph-properties fo:text-align="start" style:justify-single-word="false"/>
      <style:text-properties fo:color="#333333" style:font-name="Arial" fo:font-weight="bold" officeooo:rsid="0004d335" officeooo:paragraph-rsid="000e8437" style:font-weight-asian="bold" style:font-weight-complex="bold"/>
    </style:style>
    <style:style style:name="P28" style:family="paragraph" style:parent-style-name="Standard" style:list-style-name="L2">
      <style:paragraph-properties fo:text-align="start" style:justify-single-word="false"/>
      <style:text-properties fo:color="#333333" style:font-name="Arial" fo:font-weight="normal" officeooo:rsid="0008851b" officeooo:paragraph-rsid="0008851b" style:font-weight-asian="normal" style:font-weight-complex="normal"/>
    </style:style>
    <style:style style:name="P29" style:family="paragraph" style:parent-style-name="Standard" style:list-style-name="L3">
      <style:paragraph-properties fo:text-align="start" style:justify-single-word="false"/>
      <style:text-properties fo:color="#333333" style:font-name="Arial" fo:font-weight="normal" officeooo:rsid="0008851b" officeooo:paragraph-rsid="000cb2bf" style:font-weight-asian="normal" style:font-weight-complex="normal"/>
    </style:style>
    <style:style style:name="P30" style:family="paragraph" style:parent-style-name="Standard" style:list-style-name="L4">
      <style:paragraph-properties fo:text-align="start" style:justify-single-word="false"/>
      <style:text-properties fo:color="#333333" style:font-name="Arial" fo:font-weight="normal" officeooo:rsid="0008851b" officeooo:paragraph-rsid="000e8437" style:font-weight-asian="normal" style:font-weight-complex="normal"/>
    </style:style>
    <style:style style:name="P31" style:family="paragraph" style:parent-style-name="Standard" style:list-style-name="L2">
      <style:paragraph-properties fo:text-align="start" style:justify-single-word="false"/>
      <style:text-properties fo:color="#333333" style:font-name="Arial" fo:font-weight="normal" officeooo:rsid="00067f7d" officeooo:paragraph-rsid="00067f7d" style:font-weight-asian="normal" style:font-weight-complex="normal"/>
    </style:style>
    <style:style style:name="P32" style:family="paragraph" style:parent-style-name="Standard" style:list-style-name="L3">
      <style:paragraph-properties fo:text-align="start" style:justify-single-word="false"/>
      <style:text-properties fo:color="#333333" style:font-name="Arial" fo:font-weight="normal" officeooo:rsid="00067f7d" officeooo:paragraph-rsid="000cb2bf" style:font-weight-asian="normal" style:font-weight-complex="normal"/>
    </style:style>
    <style:style style:name="P33" style:family="paragraph" style:parent-style-name="Standard" style:list-style-name="L4">
      <style:paragraph-properties fo:text-align="start" style:justify-single-word="false"/>
      <style:text-properties fo:color="#333333" style:font-name="Arial" fo:font-weight="normal" officeooo:rsid="00067f7d" officeooo:paragraph-rsid="000e8437" style:font-weight-asian="normal" style:font-weight-complex="normal"/>
    </style:style>
    <style:style style:name="P34" style:family="paragraph" style:parent-style-name="Standard" style:list-style-name="L2">
      <style:paragraph-properties fo:text-align="start" style:justify-single-word="false"/>
      <style:text-properties fo:color="#333333" style:font-name="Arial" fo:font-weight="normal" officeooo:rsid="0006de39" officeooo:paragraph-rsid="0006de39" style:font-weight-asian="normal" style:font-weight-complex="normal"/>
    </style:style>
    <style:style style:name="P35" style:family="paragraph" style:parent-style-name="Standard" style:list-style-name="L3">
      <style:paragraph-properties fo:text-align="start" style:justify-single-word="false"/>
      <style:text-properties fo:color="#333333" style:font-name="Arial" fo:font-weight="normal" officeooo:rsid="0006de39" officeooo:paragraph-rsid="000cb2bf" style:font-weight-asian="normal" style:font-weight-complex="normal"/>
    </style:style>
    <style:style style:name="P36" style:family="paragraph" style:parent-style-name="Standard" style:list-style-name="L4">
      <style:paragraph-properties fo:text-align="start" style:justify-single-word="false"/>
      <style:text-properties fo:color="#333333" style:font-name="Arial" fo:font-weight="normal" officeooo:rsid="0006de39" officeooo:paragraph-rsid="000e8437" style:font-weight-asian="normal" style:font-weight-complex="normal"/>
    </style:style>
    <style:style style:name="P37" style:family="paragraph" style:parent-style-name="Standard" style:list-style-name="L1">
      <style:paragraph-properties fo:text-align="start" style:justify-single-word="false"/>
      <style:text-properties fo:color="#333333" style:font-name="Arial" fo:font-weight="normal" officeooo:rsid="0004d335" officeooo:paragraph-rsid="000e8437" style:font-weight-asian="normal" style:font-weight-complex="normal"/>
    </style:style>
    <style:style style:name="P38" style:family="paragraph" style:parent-style-name="Standard" style:list-style-name="L1">
      <style:paragraph-properties fo:text-align="start" style:justify-single-word="false"/>
      <style:text-properties fo:color="#333333" style:font-name="Arial" fo:font-weight="normal" officeooo:rsid="0004d335" officeooo:paragraph-rsid="000ea102" style:font-weight-asian="normal" style:font-weight-complex="normal"/>
    </style:style>
    <style:style style:name="P39" style:family="paragraph" style:parent-style-name="Standard" style:list-style-name="L1">
      <style:paragraph-properties fo:text-align="start" style:justify-single-word="false"/>
      <style:text-properties fo:color="#333333" style:font-name="Arial" fo:font-weight="normal" officeooo:rsid="0004d335" officeooo:paragraph-rsid="000f9b2a" style:font-weight-asian="normal" style:font-weight-complex="normal"/>
    </style:style>
    <style:style style:name="P40" style:family="paragraph" style:parent-style-name="Standard" style:list-style-name="L3">
      <style:paragraph-properties fo:text-align="start" style:justify-single-word="false"/>
      <style:text-properties fo:color="#333333" style:font-name="Arial" fo:font-weight="normal" officeooo:rsid="000f9b2a" officeooo:paragraph-rsid="000f9b2a" style:font-weight-asian="normal" style:font-weight-complex="normal"/>
    </style:style>
    <style:style style:name="P41" style:family="paragraph" style:parent-style-name="Standard" style:list-style-name="L2">
      <style:paragraph-properties fo:text-align="start" style:justify-single-word="false"/>
      <style:text-properties officeooo:rsid="0008851b" officeooo:paragraph-rsid="0008851b"/>
    </style:style>
    <style:style style:name="P42" style:family="paragraph" style:parent-style-name="Standard" style:list-style-name="L2">
      <style:paragraph-properties fo:text-align="start" style:justify-single-word="false"/>
      <style:text-properties officeooo:rsid="0008851b" officeooo:paragraph-rsid="0009b1b7"/>
    </style:style>
    <style:style style:name="P43" style:family="paragraph" style:parent-style-name="Standard">
      <style:paragraph-properties fo:text-align="start" style:justify-single-word="false"/>
      <style:text-properties officeooo:rsid="0008851b" officeooo:paragraph-rsid="0009b1b7"/>
    </style:style>
    <style:style style:name="P44" style:family="paragraph" style:parent-style-name="Standard" style:list-style-name="L3">
      <style:paragraph-properties fo:text-align="start" style:justify-single-word="false"/>
      <style:text-properties officeooo:rsid="0008851b" officeooo:paragraph-rsid="000cb2bf"/>
    </style:style>
    <style:style style:name="P45" style:family="paragraph" style:parent-style-name="Standard" style:list-style-name="L4">
      <style:paragraph-properties fo:text-align="start" style:justify-single-word="false"/>
      <style:text-properties officeooo:rsid="0008851b" officeooo:paragraph-rsid="000e8437"/>
    </style:style>
    <style:style style:name="P46" style:family="paragraph" style:parent-style-name="Standard">
      <style:paragraph-properties fo:text-align="start" style:justify-single-word="false"/>
      <style:text-properties officeooo:rsid="0008851b" officeooo:paragraph-rsid="000e8437"/>
    </style:style>
    <style:style style:name="T1" style:family="text">
      <style:text-properties officeooo:rsid="000566c8"/>
    </style:style>
    <style:style style:name="T2" style:family="text">
      <style:text-properties officeooo:rsid="0006de39"/>
    </style:style>
    <style:style style:name="T3" style:family="text">
      <style:text-properties fo:color="#333333" style:font-name="Arial" fo:font-weight="normal" style:font-weight-asian="normal" style:font-weight-complex="normal"/>
    </style:style>
    <style:style style:name="T4" style:family="text">
      <style:text-properties fo:color="#333333" style:font-name="Arial" fo:font-weight="normal" officeooo:rsid="0008851b" style:font-weight-asian="normal" style:font-weight-complex="normal"/>
    </style:style>
    <style:style style:name="T5" style:family="text">
      <style:text-properties fo:color="#333333" style:font-name="Arial" fo:font-weight="normal" officeooo:rsid="0009b1b7" style:font-weight-asian="normal" style:font-weight-complex="normal"/>
    </style:style>
    <style:style style:name="T6" style:family="text">
      <style:text-properties fo:color="#333333" style:font-name="Arial" fo:font-weight="normal" officeooo:rsid="000b044c" style:font-weight-asian="normal" style:font-weight-complex="normal"/>
    </style:style>
    <style:style style:name="T7" style:family="text">
      <style:text-properties fo:color="#333333" style:font-name="Arial" fo:font-weight="normal" officeooo:rsid="000e7a5d" style:font-weight-asian="normal" style:font-weight-complex="normal"/>
    </style:style>
    <style:style style:name="T8" style:family="text">
      <style:text-properties fo:color="#333333" style:font-name="Arial" fo:font-weight="normal" officeooo:rsid="00067f7d" style:font-weight-asian="normal" style:font-weight-complex="normal"/>
    </style:style>
    <style:style style:name="T9" style:family="text">
      <style:text-properties fo:color="#333333" style:font-name="Arial" fo:font-weight="normal" officeooo:rsid="000decfc" style:font-weight-asian="normal" style:font-weight-complex="normal"/>
    </style:style>
    <style:style style:name="T10" style:family="text">
      <style:text-properties fo:color="#333333" style:font-name="Arial" fo:font-weight="normal" officeooo:rsid="000e8437" style:font-weight-asian="normal" style:font-weight-complex="normal"/>
    </style:style>
    <style:style style:name="T11" style:family="text">
      <style:text-properties fo:color="#333333" style:font-name="Arial" fo:font-weight="normal" officeooo:rsid="000f9b2a" style:font-weight-asian="normal" style:font-weight-complex="normal"/>
    </style:style>
    <style:style style:name="T12" style:family="text">
      <style:text-properties fo:color="#333333" style:font-name="Arial" fo:font-weight="bold" officeooo:rsid="0008851b" style:font-weight-asian="bold" style:font-weight-complex="bold"/>
    </style:style>
    <style:style style:name="T13" style:family="text">
      <style:text-properties fo:font-weight="bold" officeooo:rsid="000566c8" style:font-weight-asian="bold" style:font-weight-complex="bold"/>
    </style:style>
    <style:style style:name="T14" style:family="text">
      <style:text-properties officeooo:rsid="000cb2bf"/>
    </style:style>
    <style:style style:name="T15" style:family="text">
      <style:text-properties officeooo:rsid="000decfc"/>
    </style:style>
    <style:style style:name="T16" style:family="text">
      <style:text-properties officeooo:rsid="000e7a5d"/>
    </style:style>
    <style:style style:name="T17" style:family="text">
      <style:text-properties officeooo:rsid="000e8437"/>
    </style:style>
    <style:style style:name="T18" style:family="text">
      <style:text-properties officeooo:rsid="000ea102"/>
    </style:style>
    <style:style style:name="T19" style:family="text">
      <style:text-properties officeooo:rsid="000fa59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ID2019</text:p>
      <text:p text:style-name="P5"/>
      <text:p text:style-name="P11"/>
      <text:list xml:id="list2118070966" text:style-name="L1">
        <text:list-item>
          <text:p text:style-name="P25">Овер-шерер (Over-sharer)</text:p>
        </text:list-item>
        <text:list-item>
          <text:p text:style-name="P12">Секстінг (Sexting)</text:p>
        </text:list-item>
        <text:list-item>
          <text:p text:style-name="P39">Шахрайство в <text:span text:style-name="T18">соц.мережах</text:span> (<text:span text:style-name="T18">Social media crime</text:span>)</text:p>
        </text:list-item>
      </text:list>
      <text:p text:style-name="P11"/>
      <text:p text:style-name="P11"/>
      <text:p text:style-name="P11"/>
      <text:p text:style-name="P17">Овер-шерер (Over-sharer)</text:p>
      <text:p text:style-name="P17"/>
      <text:list xml:id="list229845481" text:style-name="L2">
        <text:list-item>
          <text:p text:style-name="P22"><text:span text:style-name="T1">Створіть </text:span><text:span text:style-name="T13">спільну презентацію</text:span><text:span text:style-name="T1">, в якій дайте відповіді на питання:</text:span></text:p>
          <text:list>
            <text:list-item>
              <text:p text:style-name="P31">Що таке SID2019?</text:p>
            </text:list-item>
            <text:list-item>
              <text:p text:style-name="P31">Які <text:span text:style-name="T2">три </text:span>проблеми Інтернету розглядаємо сьогодні на уроці?</text:p>
            </text:list-item>
            <text:list-item>
              <text:p text:style-name="P31">Овер-шерер — хто це?</text:p>
            </text:list-item>
            <text:list-item>
              <text:p text:style-name="P34">Що відноситься до особистої інформації?</text:p>
            </text:list-item>
            <text:list-item>
              <text:p text:style-name="P34">Велика кількість особистої інформації — загроза чи данина моді?</text:p>
            </text:list-item>
            <text:list-item>
              <text:p text:style-name="P28">Які поради можете дати, щоб уникнути овер-шерінгу?</text:p>
            </text:list-item>
          </text:list>
        </text:list-item>
        <text:list-item>
          <text:p text:style-name="P7"><text:span text:style-name="T4">Створіть </text:span><text:span text:style-name="T12">хмару слів </text:span><text:span text:style-name="T4">на тему Безпечного Інтернету в цілому та/або конкретно Овер-шерінгу:</text:span></text:p>
          <text:list>
            <text:list-item>
              <text:p text:style-name="P41"><text:span text:style-name="T3">Скористайтесь сайто</text:span><text:span text:style-name="T6">м</text:span><text:span text:style-name="T3"> для створення хмари слів </text:span><text:a xlink:type="simple" xlink:href="https://wordart.com/" text:style-name="Internet_20_link" text:visited-style-name="Visited_20_Internet_20_Link">Wordart</text:a></text:p>
            </text:list-item>
            <text:list-item>
              <text:p text:style-name="P41"><text:span text:style-name="T3">Вставте зображення з хмарою слів в презентацію</text:span></text:p>
            </text:list-item>
          </text:list>
        </text:list-item>
        <text:list-item>
          <text:p text:style-name="P7"><text:span text:style-name="T4">Створіть </text:span><text:span text:style-name="T12">коллаж</text:span><text:span text:style-name="T4"> на тему Безпечного Інтернету в цілому та/або конкретно Овер-шерінгу:</text:span></text:p>
          <text:list>
            <text:list-item>
              <text:p text:style-name="P42"><text:span text:style-name="T3">Скористайтесь сайто</text:span><text:span text:style-name="T6">м</text:span><text:span text:style-name="T3"> для створення хмари слів </text:span><text:a xlink:type="simple" xlink:href="https://www.fotor.com/ru/" text:style-name="Internet_20_link" text:visited-style-name="Visited_20_Internet_20_Link"><text:span text:style-name="T5">Fotor</text:span></text:a></text:p>
            </text:list-item>
            <text:list-item>
              <text:p text:style-name="P42"><text:span text:style-name="T3">Вставте </text:span><text:span text:style-name="T5">коллаж </text:span><text:span text:style-name="T3">в презентацію</text:span></text:p>
            </text:list-item>
          </text:list>
        </text:list-item>
      </text:list>
      <text:p text:style-name="P43"><text:span text:style-name="T3"/></text:p>
      <text:p text:style-name="P43"><text:span text:style-name="T3"/></text:p>
      <text:p text:style-name="P43"><text:span text:style-name="T3"/></text:p>
      <text:p text:style-name="P43"><text:span text:style-name="T3"/></text:p>
      <text:p text:style-name="P43"><text:span text:style-name="T3"/></text:p>
      <text:p text:style-name="P43"><text:span text:style-name="T3"/></text:p>
      <text:p text:style-name="P43"><text:span text:style-name="T3"/></text:p>
      <text:p text:style-name="P43"><text:span text:style-name="T3"/></text:p>
      <text:p text:style-name="P43"><text:span text:style-name="T3"/></text:p>
      <text:p text:style-name="P43"><text:span text:style-name="T3"/></text:p>
      <text:p text:style-name="P43"><text:span text:style-name="T3"/></text:p>
      <text:p text:style-name="P43"><text:span text:style-name="T3"/></text:p>
      <text:p text:style-name="P43"><text:span text:style-name="T3"/></text:p>
      <text:p text:style-name="P43"><text:span text:style-name="T3"/></text:p>
      <text:p text:style-name="P43"><text:span text:style-name="T3"/></text:p>
      <text:p text:style-name="P43"><text:span text:style-name="T3"/></text:p>
      <text:p text:style-name="P43"><text:span text:style-name="T3"/></text:p>
      <text:p text:style-name="P43"><text:span text:style-name="T3"/></text:p>
      <text:p text:style-name="P43"><text:span text:style-name="T3"/></text:p>
      <text:p text:style-name="P43"><text:span text:style-name="T3"/></text:p>
      <text:p text:style-name="P43"><text:span text:style-name="T3"/></text:p>
      <text:p text:style-name="P43"><text:soft-page-break/><text:span text:style-name="T3"/></text:p>
      <text:p text:style-name="P43"><text:span text:style-name="T3"/></text:p>
      <text:p text:style-name="P43"><text:span text:style-name="T3"/></text:p>
      <text:p text:style-name="P43"><text:span text:style-name="T3"/></text:p>
      <text:p text:style-name="P2">SID2019</text:p>
      <text:p text:style-name="P4"/>
      <text:p text:style-name="P15"/>
      <text:list xml:id="list103114673850467" text:continue-list="list2118070966" text:style-name="L1">
        <text:list-item>
          <text:p text:style-name="P13">Овер-шерер (Over-sharer)</text:p>
        </text:list-item>
        <text:list-item>
          <text:p text:style-name="P26">Секстінг (Sexting)</text:p>
        </text:list-item>
        <text:list-item>
          <text:p text:style-name="P38">Шахрайство в <text:span text:style-name="T18">соц.мережах</text:span> (<text:span text:style-name="T18">Social media crime</text:span>)</text:p>
        </text:list-item>
      </text:list>
      <text:p text:style-name="P15"/>
      <text:p text:style-name="P15"/>
      <text:p text:style-name="P15"/>
      <text:p text:style-name="P15"/>
      <text:p text:style-name="P18"><text:span text:style-name="T15">Секстінг</text:span> (<text:span text:style-name="T15">Sexting</text:span>)</text:p>
      <text:p text:style-name="P20"><text:a xlink:type="simple" xlink:href="https://youtu.be/b-gaa9ZI2JE" text:style-name="Internet_20_link" text:visited-style-name="Visited_20_Internet_20_Link">Відео</text:a></text:p>
      <text:p text:style-name="P18"/>
      <text:list xml:id="list3137000960" text:style-name="L3">
        <text:list-item>
          <text:p text:style-name="P23"><text:span text:style-name="T1">Створіть </text:span><text:span text:style-name="T13">спільну презентацію</text:span><text:span text:style-name="T1">, в якій по відео дайте відповіді на питання:</text:span></text:p>
          <text:list>
            <text:list-item>
              <text:p text:style-name="P32">Що таке SID2019?</text:p>
            </text:list-item>
            <text:list-item>
              <text:p text:style-name="P32">Які <text:span text:style-name="T2">три </text:span>проблеми Інтернету розглядаємо сьогодні на уроці?</text:p>
            </text:list-item>
            <text:list-item>
              <text:p text:style-name="P8"><text:span text:style-name="T7">Секстінг</text:span><text:span text:style-name="T8">— </text:span><text:span text:style-name="T9">що</text:span><text:span text:style-name="T8"> це?</text:span></text:p>
            </text:list-item>
            <text:list-item>
              <text:p text:style-name="P35"><text:span text:style-name="T16">Які небезпеки повʼязані з секстінгом</text:span>?</text:p>
            </text:list-item>
            <text:list-item>
              <text:p text:style-name="P40">Що може спонукати людину, яка не хоче займатися секстінгом, робити це?</text:p>
            </text:list-item>
            <text:list-item>
              <text:p text:style-name="P29">Які поради можете дати, щоб уникнути <text:span text:style-name="T15">небезпек, повʼязаних з секстінгом</text:span>?</text:p>
            </text:list-item>
          </text:list>
        </text:list-item>
        <text:list-item>
          <text:p text:style-name="P8"><text:span text:style-name="T4">Створіть </text:span><text:span text:style-name="T12">хмару слів </text:span><text:span text:style-name="T4">на тему Безпечного Інтернету в цілому та/або конкретно </text:span><text:span text:style-name="T10">Секстінгу</text:span><text:span text:style-name="T4">:</text:span></text:p>
          <text:list>
            <text:list-item>
              <text:p text:style-name="P44"><text:span text:style-name="T3">Скористайтесь сайто</text:span><text:span text:style-name="T6">м</text:span><text:span text:style-name="T3"> для створення хмари слів </text:span><text:a xlink:type="simple" xlink:href="https://wordart.com/" text:style-name="Internet_20_link" text:visited-style-name="Visited_20_Internet_20_Link">Wordart</text:a></text:p>
            </text:list-item>
            <text:list-item>
              <text:p text:style-name="P44"><text:span text:style-name="T3">Вставте зображення з хмарою слів в презентацію</text:span></text:p>
            </text:list-item>
          </text:list>
        </text:list-item>
        <text:list-item>
          <text:p text:style-name="P9"><text:span text:style-name="T4">Створіть </text:span><text:span text:style-name="T12">коллаж</text:span><text:span text:style-name="T4"> на тему Безпечного Інтернету в цілому та/або конкретно </text:span><text:span text:style-name="T10">Секстінгу</text:span><text:span text:style-name="T4">:</text:span></text:p>
          <text:list>
            <text:list-item>
              <text:p text:style-name="P44"><text:span text:style-name="T3">Скористайтесь сайто</text:span><text:span text:style-name="T6">м</text:span><text:span text:style-name="T3"> для створення хмари слів </text:span><text:a xlink:type="simple" xlink:href="https://www.fotor.com/ru/" text:style-name="Internet_20_link" text:visited-style-name="Visited_20_Internet_20_Link"><text:span text:style-name="T5">Fotor</text:span></text:a></text:p>
            </text:list-item>
            <text:list-item>
              <text:p text:style-name="P44"><text:span text:style-name="T3">Вставте </text:span><text:span text:style-name="T5">коллаж </text:span><text:span text:style-name="T3">в презентацію</text:span></text:p>
            </text:list-item>
          </text:list>
        </text:list-item>
      </text:list>
      <text:p text:style-name="P43"><text:span text:style-name="T3"/></text:p>
      <text:p text:style-name="P43"><text:span text:style-name="T3"/></text:p>
      <text:p text:style-name="P43"><text:span text:style-name="T3"/></text:p>
      <text:p text:style-name="P43"><text:span text:style-name="T3"/></text:p>
      <text:p text:style-name="P43"><text:span text:style-name="T3"/></text:p>
      <text:p text:style-name="P43"><text:span text:style-name="T3"/></text:p>
      <text:p text:style-name="P43"><text:span text:style-name="T3"/></text:p>
      <text:p text:style-name="P43"><text:span text:style-name="T3"/></text:p>
      <text:p text:style-name="P43"><text:span text:style-name="T3"/></text:p>
      <text:p text:style-name="P43"><text:span text:style-name="T3"/></text:p>
      <text:p text:style-name="P43"><text:span text:style-name="T3"/></text:p>
      <text:p text:style-name="P43"><text:span text:style-name="T3"/></text:p>
      <text:p text:style-name="P43"><text:span text:style-name="T3"/></text:p>
      <text:p text:style-name="P43"><text:span text:style-name="T3"/></text:p>
      <text:p text:style-name="P43"><text:span text:style-name="T3"/></text:p>
      <text:p text:style-name="P43"><text:soft-page-break/><text:span text:style-name="T3"/></text:p>
      <text:p text:style-name="P3">SID2019</text:p>
      <text:p text:style-name="P6"/>
      <text:p text:style-name="P16"/>
      <text:list xml:id="list103115684805543" text:continue-list="list103114673850467" text:style-name="L1">
        <text:list-item>
          <text:p text:style-name="P14">Овер-шерер (Over-sharer)</text:p>
        </text:list-item>
        <text:list-item>
          <text:p text:style-name="P37">Секстінг (Sexting)</text:p>
        </text:list-item>
        <text:list-item>
          <text:p text:style-name="P27">Шахрайство в <text:span text:style-name="T18">соц.мережах</text:span> (<text:span text:style-name="T18">Social media crime</text:span>)</text:p>
        </text:list-item>
      </text:list>
      <text:p text:style-name="P16"/>
      <text:p text:style-name="P16"/>
      <text:p text:style-name="P16"/>
      <text:p text:style-name="P16"/>
      <text:p text:style-name="P19"><text:span text:style-name="T17">Шахрайство в соц.мережах </text:span>(<text:span text:style-name="T18">Social media crime</text:span>)</text:p>
      <text:p text:style-name="P21"><text:a xlink:type="simple" xlink:href="https://vilneslovo.com/потомственный-колдун-выманил-у-мат/?fbclid=IwAR0IZOtXZ5seas2AFnHW7F5bbF0lH5YMihIyxd3DuoAmhaO6lkxe4UUKhjY" text:style-name="Internet_20_link" text:visited-style-name="Visited_20_Internet_20_Link">Стаття</text:a></text:p>
      <text:p text:style-name="P19"/>
      <text:list xml:id="list2828894391" text:style-name="L4">
        <text:list-item>
          <text:p text:style-name="P24"><text:span text:style-name="T1">Створіть </text:span><text:span text:style-name="T13">спільну презентацію</text:span><text:span text:style-name="T1">, в якій по статті дайте відповіді на питання:</text:span></text:p>
          <text:list>
            <text:list-item>
              <text:p text:style-name="P33">Що таке SID2019?</text:p>
            </text:list-item>
            <text:list-item>
              <text:p text:style-name="P33">Які <text:span text:style-name="T2">три </text:span>проблеми Інтернету розглядаємо сьогодні на уроці?</text:p>
            </text:list-item>
            <text:list-item>
              <text:p text:style-name="P10"><text:span text:style-name="T11">Які приклади шахрайства в соц.мережах вам відомі</text:span><text:span text:style-name="T8">?</text:span></text:p>
            </text:list-item>
            <text:list-item>
              <text:p text:style-name="P36"><text:span text:style-name="T19">Чому людина, яка думає, що ніколи не постраждає від шахраїв, все одно може стати їх жертвою</text:span>?</text:p>
            </text:list-item>
            <text:list-item>
              <text:p text:style-name="P30">Які поради можете дати, щоб уникнути <text:span text:style-name="T15">небезпек, повʼязаних з шахрайством в Інтернеті</text:span>?</text:p>
            </text:list-item>
          </text:list>
        </text:list-item>
        <text:list-item>
          <text:p text:style-name="P10"><text:span text:style-name="T4">Створіть </text:span><text:span text:style-name="T12">хмару слів </text:span><text:span text:style-name="T4">на тему Безпечного Інтернету в цілому та/або конкретно </text:span><text:span text:style-name="T10">Секстінгу</text:span><text:span text:style-name="T4">:</text:span></text:p>
          <text:list>
            <text:list-item>
              <text:p text:style-name="P45"><text:span text:style-name="T3">Скористайтесь сайто</text:span><text:span text:style-name="T6">м</text:span><text:span text:style-name="T3"> для створення хмари слів </text:span><text:a xlink:type="simple" xlink:href="https://wordart.com/" text:style-name="Internet_20_link" text:visited-style-name="Visited_20_Internet_20_Link">Wordart</text:a></text:p>
            </text:list-item>
            <text:list-item>
              <text:p text:style-name="P45"><text:span text:style-name="T3">Вставте зображення з хмарою слів в презентацію</text:span></text:p>
            </text:list-item>
          </text:list>
        </text:list-item>
        <text:list-item>
          <text:p text:style-name="P10"><text:span text:style-name="T4">Створіть </text:span><text:span text:style-name="T12">коллаж</text:span><text:span text:style-name="T4"> на тему Безпечного Інтернету в цілому та/або конкретно </text:span><text:span text:style-name="T10">Секстінгу</text:span><text:span text:style-name="T4">:</text:span></text:p>
          <text:list>
            <text:list-item>
              <text:p text:style-name="P45"><text:span text:style-name="T3">Скористайтесь сайто</text:span><text:span text:style-name="T6">м</text:span><text:span text:style-name="T3"> для створення хмари слів </text:span><text:a xlink:type="simple" xlink:href="https://www.fotor.com/ru/" text:style-name="Internet_20_link" text:visited-style-name="Visited_20_Internet_20_Link"><text:span text:style-name="T5">Fotor</text:span></text:a></text:p>
            </text:list-item>
            <text:list-item>
              <text:p text:style-name="P45"><text:span text:style-name="T3">Вставте </text:span><text:span text:style-name="T5">коллаж </text:span><text:span text:style-name="T3">в презентацію</text:span></text:p>
            </text:list-item>
          </text:list>
        </text:list-item>
      </text:list>
      <text:p text:style-name="P46"><text:span text:style-name="T3"/></text:p>
      <text:p text:style-name="P46"><text:span text:style-name="T3"/></text:p>
      <text:p text:style-name="P43"><text:span text:style-name="T3"/></text:p>
      <text:p text:style-name="P43"><text:span text:style-name="T3"/></text:p>
      <text:p text:style-name="P43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 Black" svg:font-family="'Arial Black'" style:font-pitch="variable"/>
    <style:font-face style:name="Garuda" svg:font-family="Garuda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3T09:43:39.040797107</meta:creation-date>
    <dc:date>2019-02-03T10:31:13.522791391</dc:date>
    <meta:editing-duration>PT1M1S</meta:editing-duration>
    <meta:editing-cycles>1</meta:editing-cycles>
    <meta:document-statistic meta:table-count="0" meta:image-count="0" meta:object-count="0" meta:page-count="3" meta:paragraph-count="55" meta:word-count="387" meta:character-count="2486" meta:non-whitespace-character-count="2199"/>
    <meta:generator>LibreOffice/6.1.4.2$Linux_X86_64 LibreOffice_project/10$Build-2</meta:generator>
  </office:meta>
</office:document-meta>
</file>